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font-name="Liberation Sans" style:font-name-asian="Noto Sans CJK SC Regular" style:font-name-complex="Noto Sans CJK SC Regular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用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n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微信开发id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自己的昵称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ssion_key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微信的密钥</text:p>
          </table:table-cell>
          <table:table-cell office:value-type="string" calcext:value-type="string">
            <text:p>存入缓存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会话密钥</text:p>
          </table:table-cell>
          <table:table-cell office:value-type="string" calcext:value-type="string">
            <text:p>存入缓存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_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31日内是否支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iendship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关系</text:p>
          </table:table-cell>
          <table:table-cell office:value-type="string" calcext:value-type="string">
            <text:p>关系都是一对的。加为好友时，将生成两个friendship记录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en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朋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朋友的昵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朋友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名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nd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众多朋友id</text:p>
          </table:table-cell>
          <table:table-cell office:value-type="string" calcext:value-type="string">
            <text:p>用String.split(',')和Array.join(',')可以互相转换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uptodo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群任务</text:p>
          </table:table-cell>
          <table:table-cell office:value-type="string" calcext:value-type="string">
            <text:p>方便群发愿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群编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finis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是否关闭</text:p>
          </table:table-cell>
          <table:table-cell office:value-type="string" calcext:value-type="string">
            <text:p>是否关闭由所有者决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愿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office:value-type="string" calcext:value-type="string">
            <text:p>可以给自己表达愿望，也可以把看到的别人愿望一键转给自己，但所有者也跟着改为自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v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接受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finis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是否关闭</text:p>
          </table:table-cell>
          <table:table-cell office:value-type="string" calcext:value-type="string">
            <text:p>是否关闭由所有者决定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s_top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优先级</text:p>
          </table:table-cell>
          <table:table-cell office:value-type="string" calcext:value-type="string">
            <text:p>优先级由愿望接收者设置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scussions_count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讨论数量</text:p>
          </table:table-cell>
          <table:table-cell office:value-type="string" calcext:value-type="string">
            <text:p>在显示陌生人任务时，以这个值进行排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todo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群任务</text:p>
          </table:table-cell>
          <table:table-cell table:style-name="Default" office:value-type="string" calcext:value-type="string">
            <text:p>属于一个群任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讨论</text:p>
          </table:table-cell>
          <table:table-cell office:value-type="string" calcext:value-type="string">
            <text:p>“跟随”按钮可以设置为一条讨论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o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属于某个愿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愿望的提出者和接收者之间的讨论将提示对方，而其他人的讨论则只是显示在页面之中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ayment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支付结果</text:p>
          </table:table-cell>
          <table:table-cell office:value-type="string" calcext:value-type="string">
            <text:p>微信推送通知时，生成该表记录，并更新用户的end_time时间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用户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微信用户开放编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交易编号</text:p>
          </table:table-cell>
          <table:table-cell office:value-type="string" calcext:value-type="string">
            <text:p>查询时需要提供这个编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订单金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支付完成时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ult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业务结果</text:p>
          </table:table-cell>
          <table:table-cell office:value-type="string" calcext:value-type="string">
            <text:p>SUCCESS/FAIL，这是支付是否成功的标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reeting</text:p>
          </table:table-cell>
          <table:table-cell table:style-name="ce6" office:value-type="string" calcext:value-type="string">
            <text:p>表</text:p>
          </table:table-cell>
          <table:table-cell table:style-name="ce6" office:value-type="string" calcext:value-type="string">
            <text:p>请求加为好友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references</text:p>
          </table:table-cell>
          <table:table-cell table:style-name="ce6"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eiver_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接收者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essag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消息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s_finish</text:p>
          </table:table-cell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是否接受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00/00/00</text:date>, <text:time style:data-style-name="N2" text:time-value="09:18:04.012959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7-02-09T21:21:06.314910291</meta:creation-date>
    <dc:date>2017-03-21T09:26:14.688383258</dc:date>
    <dc:creator>keelson </dc:creator>
    <meta:editing-duration>PT16H24M55S</meta:editing-duration>
    <meta:editing-cycles>28</meta:editing-cycles>
    <meta:generator>LibreOffice/5.1.6.2$Linux_X86_64 LibreOffice_project/10m0$Build-2</meta:generator>
    <meta:document-statistic meta:table-count="1" meta:cell-count="166" meta:object-count="0"/>
  </office:meta>
</office:document-meta>
</file>